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1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0cm"/>
    </style:style>
    <style:style style:name="gr5" style:family="graphic" style:parent-style-name="standard">
      <style:graphic-properties draw:stroke="none" svg:stroke-color="#000000" draw:fill="none" draw:fill-color="#ffffff" fo:min-height="0.95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943cm"/>
    </style:style>
    <style:style style:name="gr8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3cm" fo:min-width="0cm"/>
    </style:style>
    <style:style style:name="gr10" style:family="graphic" style:parent-style-name="standard">
      <style:graphic-properties draw:stroke="none" svg:stroke-color="#000000" draw:fill="none" draw:fill-color="#ffffff" fo:min-height="1.376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stroke="none" svg:stroke-color="#000000" draw:fill="none" draw:fill-color="#ffffff" fo:min-height="1.253cm"/>
    </style:style>
    <style:style style:name="gr13" style:family="graphic" style:parent-style-name="standard">
      <style:graphic-properties draw:stroke="none" svg:stroke-color="#000000" draw:fill="none" draw:fill-color="#ffffff" fo:min-height="1.0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83cm"/>
    </style:style>
    <style:style style:name="gr15" style:family="graphic" style:parent-style-name="standard">
      <style:graphic-properties draw:stroke="none" svg:stroke-color="#000000" draw:fill="none" draw:fill-color="#ffffff" fo:min-height="0.949cm"/>
    </style:style>
    <style:style style:name="gr16" style:family="graphic" style:parent-style-name="standard">
      <style:graphic-properties draw:stroke="none" svg:stroke-color="#000000" draw:fill="none" draw:fill-color="#ffffff" fo:min-height="0.893cm"/>
    </style:style>
    <style:style style:name="gr17" style:family="graphic" style:parent-style-name="standard">
      <style:graphic-properties draw:stroke="none" svg:stroke-color="#000000" draw:fill="none" draw:fill-color="#ffffff" fo:min-height="1.25cm"/>
    </style:style>
    <style:style style:name="gr18" style:family="graphic" style:parent-style-name="standard">
      <style:graphic-properties draw:stroke="none" svg:stroke-color="#000000" draw:fill="none" draw:fill-color="#ffffff" fo:min-height="1.642cm"/>
    </style:style>
    <style:style style:name="gr19" style:family="graphic" style:parent-style-name="standard">
      <style:graphic-properties draw:stroke="none" svg:stroke-color="#000000" draw:fill="none" draw:fill-color="#ffffff" fo:min-height="1.655cm"/>
    </style:style>
    <style:style style:name="gr20" style:family="graphic" style:parent-style-name="standard">
      <style:graphic-properties draw:stroke="none" svg:stroke-color="#000000" draw:fill="none" draw:fill-color="#ffffff" fo:min-height="0.9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4.07cm"/>
    </style:style>
    <style:style style:name="gr22" style:family="graphic" style:parent-style-name="standard">
      <style:graphic-properties draw:stroke="none" svg:stroke-color="#000000" draw:fill="none" draw:fill-color="#ffffff" fo:min-height="0.984cm"/>
    </style:style>
    <style:style style:name="gr23" style:family="graphic" style:parent-style-name="standard">
      <style:graphic-properties draw:stroke="none" svg:stroke-color="#000000" draw:fill="none" draw:fill-color="#ffffff" fo:min-height="0.919cm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1.782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143cm" svg:height="16.51cm" svg:x="2.016cm" svg:y="3.032cm">
          <text:p/>
        </draw:rect>
        <draw:rect draw:style-name="gr1" draw:text-style-name="P1" draw:layer="layout" svg:width="1.143cm" svg:height="16.51cm" svg:x="13.446cm" svg:y="3.159cm">
          <text:p/>
        </draw:rect>
        <draw:rect draw:style-name="gr1" draw:text-style-name="P1" draw:layer="layout" svg:width="1.143cm" svg:height="16.51cm" svg:x="24.29cm" svg:y="3.078cm">
          <text:p/>
        </draw:rect>
        <draw:frame draw:style-name="gr2" draw:layer="layout" svg:width="2.119cm" svg:height="0.963cm" svg:x="1.548cm" svg:y="1.815cm">
          <draw:text-box>
            <text:p>Client</text:p>
          </draw:text-box>
        </draw:frame>
        <draw:frame draw:style-name="gr3" draw:layer="layout" svg:width="2.369cm" svg:height="0.963cm" svg:x="12.728cm" svg:y="1.815cm">
          <draw:text-box>
            <text:p>Server</text:p>
          </draw:text-box>
        </draw:frame>
        <draw:frame draw:style-name="gr4" draw:layer="layout" svg:width="1.383cm" svg:height="1.09cm" svg:x="24.163cm" svg:y="1.808cm">
          <draw:text-box>
            <text:p>DB</text:p>
          </draw:text-box>
        </draw:frame>
        <draw:frame draw:style-name="gr5" draw:text-style-name="P2" draw:layer="layout" svg:width="8.89cm" svg:height="1.207cm" svg:x="3.921cm" svg:y="4.529cm">
          <draw:text-box>
            <text:p><text:span text:style-name="T1">api/auth/signin (non-protected resource)</text:span></text:p>
            <text:p><text:span text:style-name="T2">{ “username”: “user101”, “password”: “password” }</text:span></text:p>
          </draw:text-box>
        </draw:frame>
        <draw:line draw:style-name="gr6" draw:text-style-name="P1" draw:layer="layout" svg:x1="3.159cm" svg:y1="4.302cm" svg:x2="13.446cm" svg:y2="4.302cm">
          <text:p/>
        </draw:line>
        <draw:frame draw:style-name="gr7" draw:layer="layout" svg:width="4.443cm" svg:height="1.114cm" svg:x="16.877cm" svg:y="5.364cm">
          <draw:text-box>
            <text:p><text:span text:style-name="T1">User.findOne()</text:span></text:p>
            <text:p><text:span text:style-name="T2">{ “username”: “user101” }</text:span></text:p>
          </draw:text-box>
        </draw:frame>
        <draw:line draw:style-name="gr8" draw:text-style-name="P1" draw:layer="layout" svg:x1="14.632cm" svg:y1="5.237cm" svg:x2="24.284cm" svg:y2="5.237cm">
          <text:p/>
        </draw:line>
        <draw:line draw:style-name="gr6" draw:text-style-name="P1" draw:layer="layout" svg:x1="13.446cm" svg:y1="8.166cm" svg:x2="3.159cm" svg:y2="8.166cm">
          <text:p/>
        </draw:line>
        <draw:frame draw:style-name="gr9" draw:text-style-name="P2" draw:layer="layout" svg:width="8.382cm" svg:height="1.503cm" svg:x="4.021cm" svg:y="8.293cm">
          <draw:text-box>
            <text:p><text:span text:style-name="T1">status 422:</text:span></text:p>
            <text:p><text:span text:style-name="T2">{ “username”: “Username not found”,</text:span></text:p>
            <text:p><text:span text:style-name="T2">“</text:span><text:span text:style-name="T2">password”: “Invalid password” }</text:span></text:p>
          </draw:text-box>
        </draw:frame>
        <draw:line draw:style-name="gr6" draw:text-style-name="P1" draw:layer="layout" svg:x1="13.446cm" svg:y1="13.133cm" svg:x2="3.159cm" svg:y2="13.133cm">
          <text:p/>
        </draw:line>
        <draw:frame draw:style-name="gr10" draw:layer="layout" svg:width="8.89cm" svg:height="1.626cm" svg:x="3.921cm" svg:y="13.26cm">
          <draw:text-box>
            <text:p><text:span text:style-name="T1">status 200:</text:span></text:p>
            <text:p><text:span text:style-name="T2">{ “_a”: JWT({“username”: “user101”, “role”: “guest”}),</text:span></text:p>
            <text:p><text:span text:style-name="T2">“</text:span><text:span text:style-name="T2">_r”: JWT({“username”: “user101”, “role”: “guest”})}</text:span></text:p>
          </draw:text-box>
        </draw:frame>
        <draw:custom-shape draw:style-name="gr11" draw:text-style-name="P3" draw:layer="layout" svg:width="8.128cm" svg:height="1.016cm" svg:x="4.175cm" svg:y="15.756cm">
          <text:p text:style-name="P1"><text:span text:style-name="T2">Store both tokens in browser Local Storage.</text:span></text:p>
          <draw:enhanced-geometry svg:viewBox="0 0 21600 21600" draw:glue-points="10800 0 0 10800 10800 21600 21600 10800 ?f40 ?f41" draw:text-areas="0 0 21600 21600" draw:type="rectangular-callout" draw:modifiers="3674.8431541395 33387.6106194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7.366cm" svg:height="1.397cm" svg:x="15.605cm" svg:y="7.066cm">
          <text:p text:style-name="P1"><text:span text:style-name="T2">User structure:</text:span></text:p>
          <text:p text:style-name="P1"><text:span text:style-name="T2">username, password, role</text:span></text:p>
          <draw:enhanced-geometry svg:viewBox="0 0 21600 21600" draw:glue-points="10800 0 0 10800 10800 21600 21600 10800 ?f40 ?f41" draw:text-areas="0 0 21600 21600" draw:type="rectangular-callout" draw:modifiers="2099.30772363241 31781.9742489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" draw:layer="layout" svg:x1="13.446cm" svg:y1="10.001cm" svg:x2="3.159cm" svg:y2="10.001cm">
          <text:p/>
        </draw:line>
        <draw:frame draw:style-name="gr12" draw:text-style-name="P4" draw:layer="layout" svg:width="7.366cm" svg:height="1.503cm" svg:x="3.948cm" svg:y="10.049cm">
          <draw:text-box>
            <text:p><text:span text:style-name="T1">status 500:</text:span></text:p>
            <text:p><text:span text:style-name="T2">{ “message”:”Error creating Access Token” }</text:span></text:p>
          </draw:text-box>
        </draw:frame>
        <draw:line draw:style-name="gr6" draw:text-style-name="P1" draw:layer="layout" svg:x1="13.447cm" svg:y1="11.501cm" svg:x2="3.16cm" svg:y2="11.501cm">
          <text:p/>
        </draw:line>
        <draw:frame draw:style-name="gr12" draw:text-style-name="P4" draw:layer="layout" svg:width="7.62cm" svg:height="1.503cm" svg:x="3.948cm" svg:y="11.65cm">
          <draw:text-box>
            <text:p><text:span text:style-name="T1">status 500:</text:span></text:p>
            <text:p><text:span text:style-name="T2">{ “message”:”Error creating Refresh Token” }</text:span></text:p>
          </draw:text-box>
        </draw:frame>
        <draw:line draw:style-name="gr6" draw:text-style-name="P1" draw:layer="layout" svg:x1="13.448cm" svg:y1="6.501cm" svg:x2="3.161cm" svg:y2="6.501cm">
          <text:p/>
        </draw:line>
        <draw:frame draw:style-name="gr13" draw:text-style-name="P4" draw:layer="layout" svg:width="7.874cm" svg:height="1.349cm" svg:x="3.948cm" svg:y="6.551cm">
          <draw:text-box>
            <text:p><text:span text:style-name="T1">status 500:</text:span></text:p>
            <text:p><text:span text:style-name="T2">{ “message”:”Error accessing User Database” }</text:span></text:p>
          </draw:text-box>
        </draw:frame>
      </draw:page>
      <draw:page draw:name="page2" draw:style-name="dp1" draw:master-page-name="Default">
        <draw:rect draw:style-name="gr1" draw:text-style-name="P1" draw:layer="layout" svg:width="1.143cm" svg:height="17.526cm" svg:x="2.144cm" svg:y="2.524cm">
          <text:p/>
        </draw:rect>
        <draw:frame draw:style-name="gr2" draw:text-style-name="P5" draw:layer="layout" svg:width="2.119cm" svg:height="0.963cm" svg:x="1.7cm" svg:y="1.605cm">
          <draw:text-box>
            <text:p><text:span text:style-name="T3">Client</text:span></text:p>
          </draw:text-box>
        </draw:frame>
        <draw:rect draw:style-name="gr1" draw:text-style-name="P1" draw:layer="layout" svg:width="1.143cm" svg:height="17.526cm" svg:x="13.645cm" svg:y="2.524cm">
          <text:p/>
        </draw:rect>
        <draw:frame draw:style-name="gr3" draw:text-style-name="P5" draw:layer="layout" svg:width="2.369cm" svg:height="0.963cm" svg:x="12.943cm" svg:y="1.583cm">
          <draw:text-box>
            <text:p><text:span text:style-name="T3">Server</text:span></text:p>
          </draw:text-box>
        </draw:frame>
        <draw:rect draw:style-name="gr1" draw:text-style-name="P1" draw:layer="layout" svg:width="1.143cm" svg:height="17.526cm" svg:x="24.645cm" svg:y="2.524cm">
          <text:p/>
        </draw:rect>
        <draw:frame draw:style-name="gr14" draw:text-style-name="P5" draw:layer="layout" svg:width="1.383cm" svg:height="0.963cm" svg:x="24.465cm" svg:y="1.61cm">
          <draw:text-box>
            <text:p><text:span text:style-name="T3">DB</text:span></text:p>
          </draw:text-box>
        </draw:frame>
        <draw:line draw:style-name="gr6" draw:text-style-name="P1" draw:layer="layout" svg:x1="3.286cm" svg:y1="3.032cm" svg:x2="13.573cm" svg:y2="3.032cm">
          <text:p/>
        </draw:line>
        <draw:frame draw:style-name="gr15" draw:text-style-name="P2" draw:layer="layout" svg:width="7.874cm" svg:height="1.199cm" svg:x="4.402cm" svg:y="3.103cm">
          <draw:text-box>
            <text:p><text:span text:style-name="T1">/api/auth/signout (protected resource)</text:span></text:p>
            <text:p><text:span text:style-name="T2">{}</text:span></text:p>
          </draw:text-box>
        </draw:frame>
        <draw:line draw:style-name="gr6" draw:text-style-name="P1" draw:layer="layout" svg:x1="13.574cm" svg:y1="4.991cm" svg:x2="3.287cm" svg:y2="4.991cm">
          <text:p/>
        </draw:line>
        <draw:frame draw:style-name="gr16" draw:text-style-name="P2" draw:layer="layout" svg:width="6.985cm" svg:height="1.143cm" svg:x="4.484cm" svg:y="5.108cm">
          <draw:text-box>
            <text:p><text:span text:style-name="T1">Status 403 (forbidden)</text:span></text:p>
            <text:p><text:span text:style-name="T2">{“message”:”Protected resource”}</text:span></text:p>
          </draw:text-box>
        </draw:frame>
        <draw:line draw:style-name="gr6" draw:text-style-name="P1" draw:layer="layout" svg:x1="13.575cm" svg:y1="6.991cm" svg:x2="3.288cm" svg:y2="6.991cm">
          <text:p/>
        </draw:line>
        <draw:frame draw:style-name="gr16" draw:text-style-name="P2" draw:layer="layout" svg:width="6.985cm" svg:height="1.143cm" svg:x="4.485cm" svg:y="7.109cm">
          <draw:text-box>
            <text:p><text:span text:style-name="T1">Status 403 (forbidden)</text:span></text:p>
            <text:p><text:span text:style-name="T2">{“message”:”Expired access token”}</text:span></text:p>
          </draw:text-box>
        </draw:frame>
        <draw:line draw:style-name="gr6" draw:text-style-name="P1" draw:layer="layout" svg:x1="13.576cm" svg:y1="8.791cm" svg:x2="3.289cm" svg:y2="8.791cm">
          <text:p/>
        </draw:line>
        <draw:frame draw:style-name="gr17" draw:text-style-name="P2" draw:layer="layout" svg:width="6.985cm" svg:height="1.5cm" svg:x="4.486cm" svg:y="8.909cm">
          <draw:text-box>
            <text:p><text:span text:style-name="T1">Status 403 (forbidden)</text:span></text:p>
            <text:p><text:span text:style-name="T2">{“message”:”Invalid access token”}</text:span></text:p>
          </draw:text-box>
        </draw:frame>
        <draw:line draw:style-name="gr6" draw:text-style-name="P1" draw:layer="layout" svg:x1="13.576cm" svg:y1="10.691cm" svg:x2="3.289cm" svg:y2="10.691cm">
          <text:p/>
        </draw:line>
        <draw:frame draw:style-name="gr18" draw:text-style-name="P2" draw:layer="layout" svg:width="7.312cm" svg:height="1.892cm" svg:x="4.483cm" svg:y="10.81cm">
          <draw:text-box>
            <text:p><text:span text:style-name="T1">Status 200 (ok)</text:span></text:p>
            <text:p><text:span text:style-name="T2">{“message”:”Remember to remove tokens from browser local storage”}</text:span></text:p>
          </draw:text-box>
        </draw:frame>
        <draw:custom-shape draw:style-name="gr11" draw:text-style-name="P3" draw:layer="layout" svg:width="6.731cm" svg:height="1.524cm" svg:x="4.81cm" svg:y="14.629cm">
          <text:p text:style-name="P1"><text:span text:style-name="T2">It doesn't do much but it can be</text:span></text:p>
          <text:p text:style-name="P1"><text:span text:style-name="T2">expanded to write to a log file</text:span></text:p>
          <draw:enhanced-geometry svg:viewBox="0 0 21600 21600" draw:glue-points="10800 0 0 10800 10800 21600 21600 10800 ?f40 ?f41" draw:text-areas="0 0 21600 21600" draw:type="rectangular-callout" draw:modifiers="2027.80748663102 36457.96721311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rect draw:style-name="gr1" draw:text-style-name="P1" draw:layer="layout" svg:width="1.143cm" svg:height="17.526cm" svg:x="2.143cm" svg:y="2.524cm">
          <text:p/>
        </draw:rect>
        <draw:rect draw:style-name="gr1" draw:text-style-name="P1" draw:layer="layout" svg:width="1.143cm" svg:height="17.526cm" svg:x="13.644cm" svg:y="2.524cm">
          <text:p/>
        </draw:rect>
        <draw:rect draw:style-name="gr1" draw:text-style-name="P1" draw:layer="layout" svg:width="1.143cm" svg:height="17.526cm" svg:x="24.644cm" svg:y="2.524cm">
          <text:p/>
        </draw:rect>
        <draw:frame draw:style-name="gr2" draw:layer="layout" svg:width="2.119cm" svg:height="0.963cm" svg:x="1.699cm" svg:y="1.604cm">
          <draw:text-box>
            <text:p>Client</text:p>
          </draw:text-box>
        </draw:frame>
        <draw:frame draw:style-name="gr3" draw:layer="layout" svg:width="2.369cm" svg:height="0.963cm" svg:x="12.942cm" svg:y="1.582cm">
          <draw:text-box>
            <text:p>Server</text:p>
          </draw:text-box>
        </draw:frame>
        <draw:frame draw:style-name="gr14" draw:layer="layout" svg:width="1.383cm" svg:height="0.963cm" svg:x="24.464cm" svg:y="1.609cm">
          <draw:text-box>
            <text:p>DB</text:p>
          </draw:text-box>
        </draw:frame>
        <draw:line draw:style-name="gr6" draw:text-style-name="P1" draw:layer="layout" svg:x1="3.286cm" svg:y1="3.032cm" svg:x2="13.573cm" svg:y2="3.032cm">
          <text:p/>
        </draw:line>
        <draw:frame draw:style-name="gr19" draw:text-style-name="P2" draw:layer="layout" svg:width="7.874cm" svg:height="1.905cm" svg:x="4.402cm" svg:y="3.102cm">
          <draw:text-box>
            <text:p><text:span text:style-name="T1">/api/auth/chgpwd (protected resource)</text:span></text:p>
            <text:p><text:span text:style-name="T2">{“username”:”user101”,”password”:”password”,</text:span></text:p>
            <text:p><text:span text:style-name="T2">”</text:span><text:span text:style-name="T2">newPassword”:”jf9wekDk”,</text:span></text:p>
            <text:p><text:span text:style-name="T2">”</text:span><text:span text:style-name="T2">newConfirmation”:“jf9wekDk”}</text:span></text:p>
          </draw:text-box>
        </draw:frame>
        <draw:line draw:style-name="gr6" draw:text-style-name="P1" draw:layer="layout" svg:x1="13.573cm" svg:y1="5.191cm" svg:x2="3.286cm" svg:y2="5.191cm">
          <text:p/>
        </draw:line>
        <draw:frame draw:style-name="gr16" draw:text-style-name="P2" draw:layer="layout" svg:width="6.985cm" svg:height="1.143cm" svg:x="4.483cm" svg:y="5.307cm">
          <draw:text-box>
            <text:p><text:span text:style-name="T1">Status 403 (forbidden)</text:span></text:p>
            <text:p><text:span text:style-name="T2">{“message”:”Protected resource”}</text:span></text:p>
          </draw:text-box>
        </draw:frame>
        <draw:line draw:style-name="gr6" draw:text-style-name="P1" draw:layer="layout" svg:x1="13.574cm" svg:y1="6.591cm" svg:x2="3.287cm" svg:y2="6.591cm">
          <text:p/>
        </draw:line>
        <draw:frame draw:style-name="gr16" draw:text-style-name="P2" draw:layer="layout" svg:width="6.985cm" svg:height="1.143cm" svg:x="4.484cm" svg:y="6.708cm">
          <draw:text-box>
            <text:p><text:span text:style-name="T1">Status 403 (forbidden)</text:span></text:p>
            <text:p><text:span text:style-name="T2">{“message”:”Expired access token”}</text:span></text:p>
          </draw:text-box>
        </draw:frame>
        <draw:frame draw:style-name="gr7" draw:layer="layout" svg:width="4.443cm" svg:height="1.114cm" svg:x="17.178cm" svg:y="10.464cm">
          <draw:text-box>
            <text:p><text:span text:style-name="T1">User.findOne()</text:span></text:p>
            <text:p><text:span text:style-name="T2">{ “username”: “user101” }</text:span></text:p>
          </draw:text-box>
        </draw:frame>
        <draw:line draw:style-name="gr8" draw:text-style-name="P6" draw:layer="layout" svg:x1="14.843cm" svg:y1="10.374cm" svg:x2="24.622cm" svg:y2="10.374cm">
          <text:p/>
        </draw:line>
        <draw:line draw:style-name="gr6" draw:text-style-name="P6" draw:layer="layout" svg:x1="13.573cm" svg:y1="11.079cm" svg:x2="3.286cm" svg:y2="11.079cm">
          <text:p/>
        </draw:line>
        <draw:frame draw:style-name="gr20" draw:text-style-name="P4" draw:layer="layout" svg:width="7.874cm" svg:height="1.156cm" svg:x="4.448cm" svg:y="11.152cm">
          <draw:text-box>
            <text:p><text:span text:style-name="T1">Status 500 (internal server error):</text:span></text:p>
            <text:p><text:span text:style-name="T2">{ “message”:”Error accessing User Database” }</text:span></text:p>
          </draw:text-box>
        </draw:frame>
        <draw:frame draw:style-name="gr9" draw:text-style-name="P2" draw:layer="layout" svg:width="8.382cm" svg:height="1.503cm" svg:x="4.421cm" svg:y="12.894cm">
          <draw:text-box>
            <text:p><text:span text:style-name="T1">Status 422 (unprocessable):</text:span></text:p>
            <text:p><text:span text:style-name="T2">{ “username”: “Username not found”,</text:span></text:p>
            <text:p><text:span text:style-name="T2">“</text:span><text:span text:style-name="T2">password”: “Invalid password” }</text:span></text:p>
          </draw:text-box>
        </draw:frame>
        <draw:line draw:style-name="gr6" draw:text-style-name="P6" draw:layer="layout" svg:x1="14.843cm" svg:y1="13.874cm" svg:x2="24.622cm" svg:y2="13.874cm">
          <text:p/>
        </draw:line>
        <draw:frame draw:style-name="gr21" draw:layer="layout" svg:width="4.57cm" svg:height="1.114cm" svg:x="17.177cm" svg:y="14.019cm">
          <draw:text-box>
            <text:p><text:span text:style-name="T1">updateOne()</text:span></text:p>
            <text:p><text:span text:style-name="T2">{ “password”:”jf9wekDk”}</text:span></text:p>
          </draw:text-box>
        </draw:frame>
        <draw:line draw:style-name="gr6" draw:text-style-name="P6" draw:layer="layout" svg:x1="13.574cm" svg:y1="14.779cm" svg:x2="3.287cm" svg:y2="14.779cm">
          <text:p/>
        </draw:line>
        <draw:frame draw:style-name="gr13" draw:text-style-name="P4" draw:layer="layout" svg:width="7.874cm" svg:height="1.349cm" svg:x="4.448cm" svg:y="14.853cm">
          <draw:text-box>
            <text:p><text:span text:style-name="T1">Status 500 (internal server error):</text:span></text:p>
            <text:p><text:span text:style-name="T2">{ “message”:”Error accessing User Database” }</text:span></text:p>
          </draw:text-box>
        </draw:frame>
        <draw:line draw:style-name="gr6" draw:text-style-name="P6" draw:layer="layout" svg:x1="13.575cm" svg:y1="16.379cm" svg:x2="3.288cm" svg:y2="16.379cm">
          <text:p/>
        </draw:line>
        <draw:frame draw:style-name="gr22" draw:layer="layout" svg:width="4.953cm" svg:height="1.234cm" svg:x="4.421cm" svg:y="16.36cm">
          <draw:text-box>
            <text:p><text:span text:style-name="T1">Status 200 (ok):</text:span></text:p>
            <text:p><text:span text:style-name="T2">{}</text:span></text:p>
          </draw:text-box>
        </draw:frame>
        <draw:line draw:style-name="gr6" draw:text-style-name="P1" draw:layer="layout" svg:x1="13.575cm" svg:y1="8.091cm" svg:x2="3.288cm" svg:y2="8.091cm">
          <text:p/>
        </draw:line>
        <draw:frame draw:style-name="gr17" draw:text-style-name="P2" draw:layer="layout" svg:width="6.985cm" svg:height="1.5cm" svg:x="4.485cm" svg:y="8.209cm">
          <draw:text-box>
            <text:p><text:span text:style-name="T1">Status 403 (forbidden)</text:span></text:p>
            <text:p><text:span text:style-name="T2">{“message”:”Invalid access token”}</text:span></text:p>
          </draw:text-box>
        </draw:frame>
        <draw:line draw:style-name="gr6" draw:text-style-name="P1" draw:layer="layout" svg:x1="13.576cm" svg:y1="9.491cm" svg:x2="3.289cm" svg:y2="9.491cm">
          <text:p/>
        </draw:line>
        <draw:frame draw:style-name="gr23" draw:text-style-name="P2" draw:layer="layout" svg:width="6.985cm" svg:height="1.169cm" svg:x="4.486cm" svg:y="9.61cm">
          <draw:text-box>
            <text:p><text:span text:style-name="T1">Status 403 (forbidden)</text:span></text:p>
            <text:p><text:span text:style-name="T2">{“message”:”Invalid IP address”}</text:span></text:p>
          </draw:text-box>
        </draw:frame>
        <draw:line draw:style-name="gr6" draw:text-style-name="P6" draw:layer="layout" svg:x1="13.574cm" svg:y1="12.779cm" svg:x2="3.287cm" svg:y2="12.779cm">
          <text:p/>
        </draw:line>
      </draw:page>
      <draw:page draw:name="page4" draw:style-name="dp1" draw:master-page-name="Default">
        <draw:rect draw:style-name="gr1" draw:text-style-name="P1" draw:layer="layout" svg:width="1.143cm" svg:height="17.526cm" svg:x="2.144cm" svg:y="2.524cm">
          <text:p/>
        </draw:rect>
        <draw:rect draw:style-name="gr1" draw:text-style-name="P1" draw:layer="layout" svg:width="1.143cm" svg:height="17.526cm" svg:x="13.645cm" svg:y="2.524cm">
          <text:p/>
        </draw:rect>
        <draw:line draw:style-name="gr6" draw:text-style-name="P1" draw:layer="layout" svg:x1="3.286cm" svg:y1="3.032cm" svg:x2="13.573cm" svg:y2="3.032cm">
          <text:p/>
        </draw:line>
        <draw:frame draw:style-name="gr12" draw:text-style-name="P2" draw:layer="layout" svg:width="8.382cm" svg:height="1.503cm" svg:x="4.121cm" svg:y="3.103cm">
          <draw:text-box>
            <text:p><text:span text:style-name="T1">/api/auth/signup (non-protected resource)</text:span></text:p>
            <text:p><text:span text:style-name="T2">{“username”:”user101”,”password”:”password”,</text:span></text:p>
            <text:p><text:span text:style-name="T2">”</text:span><text:span text:style-name="T2">passwordConfirmation”:”password”}</text:span></text:p>
          </draw:text-box>
        </draw:frame>
        <draw:frame draw:style-name="gr2" draw:layer="layout" svg:width="2.119cm" svg:height="0.963cm" svg:x="1.7cm" svg:y="1.605cm">
          <draw:text-box>
            <text:p>Client</text:p>
          </draw:text-box>
        </draw:frame>
        <draw:frame draw:style-name="gr3" draw:layer="layout" svg:width="2.369cm" svg:height="0.963cm" svg:x="12.943cm" svg:y="1.583cm">
          <draw:text-box>
            <text:p>Server</text:p>
          </draw:text-box>
        </draw:frame>
        <draw:rect draw:style-name="gr1" draw:text-style-name="P1" draw:layer="layout" svg:width="1.143cm" svg:height="17.526cm" svg:x="24.645cm" svg:y="2.524cm">
          <text:p/>
        </draw:rect>
        <draw:frame draw:style-name="gr14" draw:layer="layout" svg:width="1.383cm" svg:height="0.963cm" svg:x="24.465cm" svg:y="1.61cm">
          <draw:text-box>
            <text:p>DB</text:p>
          </draw:text-box>
        </draw:frame>
      </draw:page>
      <draw:page draw:name="page5" draw:style-name="dp1" draw:master-page-name="Default">
        <draw:custom-shape draw:style-name="gr24" draw:text-style-name="P6" xml:id="id1" draw:id="id1" draw:layer="layout" svg:width="4.445cm" svg:height="3.048cm" svg:x="3.613cm" svg:y="3.678cm">
          <text:p text:style-name="P6"><text:span text:style-name="T1">accessToken != nu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5" draw:text-style-name="P6" xml:id="id2" draw:id="id2" draw:layer="layout" svg:width="5.588cm" svg:height="1.778cm" svg:x="11.36cm" svg:y="4.313cm">
          <text:p text:style-name="P1"><text:span text:style-name="T1">Try to access the</text:span></text:p>
          <text:p text:style-name="P1"><text:span text:style-name="T1">protected resource</text:span></text:p>
        </draw:rect>
        <draw:connector draw:style-name="gr26" draw:text-style-name="P7" draw:layer="layout" svg:x1="8.058cm" svg:y1="5.202cm" svg:x2="11.36cm" svg:y2="5.202cm" draw:start-shape="id1" draw:start-glue-point="7" draw:end-shape="id2" draw:end-glue-point="3" svg:d="M8058 5202h3302">
          <text:p text:style-name="P7"><text:span text:style-name="T4">Yes</text:span></text:p>
        </draw:connector>
        <draw:custom-shape draw:style-name="gr24" draw:text-style-name="P6" xml:id="id3" draw:id="id3" draw:layer="layout" svg:width="3.048cm" svg:height="1.778cm" svg:x="20.758cm" svg:y="4.313cm">
          <text:p text:style-name="P6"><text:span text:style-name="T1">Return 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svg:x1="16.948cm" svg:y1="5.202cm" svg:x2="20.758cm" svg:y2="5.202cm" draw:start-shape="id2" draw:start-glue-point="1" draw:end-shape="id3" draw:end-glue-point="6" svg:d="M16948 5202h3810">
          <text:p text:style-name="P1"><text:span text:style-name="T4">Success</text:span></text:p>
        </draw:connector>
        <draw:custom-shape draw:style-name="gr24" draw:text-style-name="P6" xml:id="id4" draw:id="id4" draw:layer="layout" svg:width="4.572cm" svg:height="3.048cm" svg:x="11.922cm" svg:y="7.715cm">
          <text:p text:style-name="P6"><text:span text:style-name="T1">refreshToken != nul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7" draw:layer="layout" svg:x1="14.154cm" svg:y1="6.091cm" svg:x2="14.208cm" svg:y2="7.715cm" draw:start-shape="id2" draw:start-glue-point="2" draw:end-shape="id4" draw:end-glue-point="4" svg:d="M14154 6091v812h54v812">
          <text:p text:style-name="P1"><text:span text:style-name="T4">Failure</text:span></text:p>
        </draw:connector>
        <draw:custom-shape draw:style-name="gr24" draw:text-style-name="P6" xml:id="id5" draw:id="id5" draw:layer="layout" svg:width="3.048cm" svg:height="1.778cm" svg:x="20.812cm" svg:y="8.35cm">
          <text:p text:style-name="P6"><text:span text:style-name="T1">Return e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svg:x1="16.494cm" svg:y1="9.239cm" svg:x2="20.812cm" svg:y2="9.239cm" draw:start-shape="id4" draw:start-glue-point="7" draw:end-shape="id5" draw:end-glue-point="6" svg:d="M16494 9239h4318">
          <text:p text:style-name="P1"><text:span text:style-name="T4">No</text:span></text:p>
        </draw:connector>
        <draw:custom-shape draw:style-name="gr24" draw:text-style-name="P6" xml:id="id6" draw:id="id6" draw:layer="layout" svg:width="5.08cm" svg:height="1.778cm" svg:x="11.614cm" svg:y="12.305cm">
          <text:p text:style-name="P6"><text:span text:style-name="T1">Create Access Token</text:span></text:p>
          <draw:enhanced-geometry svg:viewBox="0 0 21600 21600" draw:type="rectangle" draw:enhanced-path="M 0 0 L 21600 0 21600 21600 0 21600 0 0 Z N"/>
        </draw:custom-shape>
        <draw:connector draw:style-name="gr26" draw:text-style-name="P7" draw:layer="layout" svg:x1="14.208cm" svg:y1="10.763cm" svg:x2="14.154cm" svg:y2="12.305cm" draw:start-shape="id4" draw:start-glue-point="6" draw:end-shape="id6" draw:end-glue-point="0" svg:d="M14208 10763v772h-54v770">
          <text:p text:style-name="P1"><text:span text:style-name="T4">Yes</text:span></text:p>
        </draw:connector>
        <draw:custom-shape draw:style-name="gr24" draw:text-style-name="P6" xml:id="id7" draw:id="id7" draw:layer="layout" svg:width="3.048cm" svg:height="1.806cm" svg:x="20.758cm" svg:y="12.305cm">
          <text:p text:style-name="P6"><text:span text:style-name="T1">Return e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svg:x1="16.694cm" svg:y1="13.194cm" svg:x2="20.758cm" svg:y2="13.208cm" draw:start-shape="id6" draw:start-glue-point="1" draw:end-shape="id7" draw:end-glue-point="6" svg:d="M16694 13194h2032v14h2032">
          <text:p text:style-name="P1"><text:span text:style-name="T4">Failure</text:span></text:p>
        </draw:connector>
        <draw:rect draw:style-name="gr25" draw:text-style-name="P6" xml:id="id8" draw:id="id8" draw:layer="layout" svg:width="5.588cm" svg:height="1.778cm" svg:x="11.387cm" svg:y="15.499cm">
          <text:p text:style-name="P1"><text:span text:style-name="T1">Store accessToken</text:span></text:p>
          <text:p text:style-name="P1"><text:span text:style-name="T1">In memory</text:span></text:p>
        </draw:rect>
        <draw:connector draw:style-name="gr26" draw:text-style-name="P7" draw:layer="layout" svg:x1="14.154cm" svg:y1="14.083cm" svg:x2="14.181cm" svg:y2="15.499cm" draw:start-shape="id6" draw:start-glue-point="2" draw:end-shape="id8" draw:end-glue-point="0" svg:d="M14154 14083v708h27v708">
          <text:p text:style-name="P1"><text:span text:style-name="T4">Success</text:span></text:p>
        </draw:connector>
        <draw:rect draw:style-name="gr25" draw:text-style-name="P6" xml:id="id9" draw:id="id9" draw:layer="layout" svg:width="5.588cm" svg:height="1.691cm" svg:x="11.387cm" svg:y="18.399cm">
          <text:p text:style-name="P1"><text:span text:style-name="T1">Try to access the</text:span></text:p>
          <text:p text:style-name="P1"><text:span text:style-name="T1">protected resource</text:span></text:p>
        </draw:rect>
        <draw:connector draw:style-name="gr6" draw:text-style-name="P1" draw:layer="layout" svg:x1="14.181cm" svg:y1="17.277cm" svg:x2="14.181cm" svg:y2="18.399cm" draw:start-shape="id8" draw:start-glue-point="2" draw:end-shape="id9" draw:end-glue-point="0" svg:d="M14181 17277v1122">
          <text:p/>
        </draw:connector>
        <draw:custom-shape draw:style-name="gr24" draw:text-style-name="P6" xml:id="id10" draw:id="id10" draw:layer="layout" svg:width="3.048cm" svg:height="1.778cm" svg:x="20.785cm" svg:y="18.299cm">
          <text:p text:style-name="P6"><text:span text:style-name="T1">Return resul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xml:id="id11" draw:id="id11" draw:layer="layout" svg:width="3.048cm" svg:height="1.806cm" svg:x="4.585cm" svg:y="18.389cm">
          <text:p text:style-name="P6"><text:span text:style-name="T1">Return e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svg:x1="16.975cm" svg:y1="19.244cm" svg:x2="20.785cm" svg:y2="19.188cm" draw:start-shape="id9" draw:start-glue-point="1" draw:end-shape="id10" svg:d="M16975 19244h1905v-56h1905">
          <text:p text:style-name="P1"><text:span text:style-name="T4">Success</text:span></text:p>
        </draw:connector>
        <draw:connector draw:style-name="gr26" draw:text-style-name="P7" draw:layer="layout" svg:x1="11.387cm" svg:y1="19.244cm" svg:x2="7.633cm" svg:y2="19.292cm" draw:start-shape="id9" draw:start-glue-point="3" draw:end-shape="id11" draw:end-glue-point="10" svg:d="M11387 19244h-1877v48h-1877">
          <text:p text:style-name="P1"><text:span text:style-name="T4">Failure</text:span></text:p>
        </draw:connector>
        <draw:connector draw:style-name="gr26" draw:text-style-name="P7" draw:layer="layout" svg:x1="5.836cm" svg:y1="6.726cm" svg:x2="11.922cm" svg:y2="9.239cm" draw:start-shape="id1" draw:start-glue-point="6" draw:end-shape="id4" draw:end-glue-point="5" svg:d="M5836 6726v2513h6086">
          <text:p text:style-name="P1"><text:span text:style-name="T4">No</text:span></text:p>
        </draw:connector>
        <draw:custom-shape draw:style-name="gr24" draw:text-style-name="P6" xml:id="id12" draw:id="id12" draw:layer="layout" svg:width="3.048cm" svg:height="1.16cm" svg:x="4.312cm" svg:y="1.364cm">
          <text:p text:style-name="P6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5.836cm" svg:y1="2.524cm" svg:x2="5.836cm" svg:y2="3.678cm" draw:start-shape="id12" draw:start-glue-point="8" draw:end-shape="id1" draw:end-glue-point="4" svg:d="M5836 2524v1154">
          <text:p/>
        </draw:connector>
        <draw:frame draw:style-name="gr27" draw:text-style-name="P8" draw:layer="layout" svg:width="11.684cm" svg:height="2.032cm" svg:x="10.398cm" svg:y="1.381cm">
          <draw:text-box>
            <text:p text:style-name="P8"><text:span text:style-name="T4">A function that returns an Observable.</text:span></text:p>
            <text:p text:style-name="P8"><text:span text:style-name="T4">Requires one argument: a function that returns an</text:span></text:p>
            <text:p text:style-name="P8"><text:span text:style-name="T4">Observable that accesses the protected resourc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an Morgan</meta:initial-creator>
    <meta:creation-date>2020-07-22T05:59:32.73</meta:creation-date>
    <dc:date>2020-07-25T23:21:44.87</dc:date>
    <dc:creator>Brian Morgan</dc:creator>
    <meta:editing-duration>P1DT1H26M8S</meta:editing-duration>
    <meta:editing-cycles>40</meta:editing-cycles>
    <meta:generator>OpenOffice/4.1.0$Win32 OpenOffice.org_project/410m18$Build-9764</meta:generator>
    <meta:document-statistic meta:object-count="100"/>
  </office:meta>
</office:document-meta>
</file>